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40000011F5C5A4C24.png" manifest:media-type="image/png"/>
  <manifest:file-entry manifest:full-path="Pictures/10000201000000EF000000F215A65A45.png" manifest:media-type="image/png"/>
  <manifest:file-entry manifest:full-path="Pictures/10000201000001DB0000017E9CB4AB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76cm" svg:height="3.98cm" svg:x="7.124cm" svg:y="6.42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draw:layer="layout" svg:width="3.508cm" svg:height="2.797cm" svg:x="4.808cm" svg:y="13.8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662cm" svg:height="3.5cm" svg:x="11.779cm" svg:y="13.4cm">
          <draw:image xlink:href="Pictures/10000201000001340000011F5C5A4C24.png" xlink:type="simple" xlink:show="embed" xlink:actuate="onLoad">
            <text:p/>
          </draw:image>
        </draw:frame>
        <draw:line draw:style-name="gr2" draw:text-style-name="P1" draw:layer="layout" svg:x1="9.1cm" svg:y1="10.6cm" svg:x2="7.3cm" svg:y2="13.6cm">
          <text:p/>
        </draw:line>
        <draw:line draw:style-name="gr3" draw:text-style-name="P1" draw:layer="layout" svg:x1="9.8cm" svg:y1="10.7cm" svg:x2="11.7cm" svg:y2="13.7cm">
          <text:p/>
        </draw:line>
        <draw:frame draw:style-name="gr4" draw:layer="layout" svg:width="3.563cm" svg:height="1.162cm" svg:x="7.731cm" svg:y="4.764cm">
          <draw:text-box>
            <text:p>Rich Client</text:p>
          </draw:text-box>
        </draw:frame>
        <draw:frame draw:style-name="gr5" draw:layer="layout" svg:width="4.265cm" svg:height="0.962cm" svg:x="4.43cm" svg:y="17.6cm">
          <draw:text-box>
            <text:p>Datenhaltung</text:p>
          </draw:text-box>
        </draw:frame>
        <draw:frame draw:style-name="gr6" draw:layer="layout" svg:width="4.088cm" svg:height="2.384cm" svg:x="11.566cm" svg:y="17.327cm">
          <draw:text-box>
            <text:p>Listen<text:line-break/>Statistiken<text:line-break/>Rechnung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1:48:30.618000960</meta:creation-date>
    <dc:date>2015-07-04T12:04:05.943617397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